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eaa5" officeooo:paragraph-rsid="0004ea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 se obtiene facilmente un token con fecha de expiración.</text:p>
      <text:p text:style-name="P1"/>
      <text:p text:style-name="P1">Lo siguiente es mejorar la vista, y separar los métodos para obtener un token si el usuario acredita sufucuentes permisos (ver si se le pide algún permiso en particular para obtener tokens), para obtener el tiempo restante antes de caducar, etc…</text:p>
      <text:p text:style-name="P1"/>
      <text:p text:style-name="P1">Por otra parte, retomar el locallibrary en django ses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08:39:09.642693736</meta:creation-date>
    <meta:generator>LibreOffice/7.3.4.2$Linux_X86_64 LibreOffice_project/30$Build-2</meta:generator>
    <dc:date>2022-07-18T08:42:27.324231465</dc:date>
    <meta:editing-duration>PT3M19S</meta:editing-duration>
    <meta:editing-cycles>1</meta:editing-cycles>
    <meta:document-statistic meta:table-count="0" meta:image-count="0" meta:object-count="0" meta:page-count="1" meta:paragraph-count="3" meta:word-count="60" meta:character-count="363" meta:non-whitespace-character-count="306"/>
  </office:meta>
</office:document-meta>
</file>